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, 'Times New Roman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fo:background-color="#fff200" style:font-size-asian="12pt" style:font-size-complex="12pt"/>
    </style:style>
    <style:style style:name="P2" style:family="paragraph" style:parent-style-name="Standard">
      <style:text-properties style:font-name="Liberation Serif" fo:font-size="12pt" fo:background-color="#fff200" style:font-size-asian="12pt" style:font-size-complex="12pt"/>
    </style:style>
    <style:style style:name="P3" style:family="paragraph" style:parent-style-name="Standard">
      <style:text-properties style:font-name="Liberation Serif" fo:font-size="12pt" fo:language="uk" fo:country="UA" style:font-size-asian="12pt" style:font-size-complex="12pt"/>
    </style:style>
    <style:style style:name="P4" style:family="paragraph" style:parent-style-name="Standard">
      <style:text-properties style:font-name="Liberation Serif" fo:font-size="12pt" fo:language="uk" fo:country="UA" fo:background-color="#fff200" style:font-size-asian="12pt" style:font-size-complex="12pt" style:language-complex="hi" style:country-complex="IN"/>
    </style:style>
    <style:style style:name="P5" style:family="paragraph" style:parent-style-name="Standard">
      <style:text-properties style:font-name="Liberation Serif" fo:font-size="12pt" fo:background-color="transparent" style:font-size-asian="12pt" style:font-size-complex="12pt"/>
    </style:style>
    <style:style style:name="P6" style:family="paragraph" style:parent-style-name="Standard">
      <style:text-properties fo:language="uk" fo:country="UA"/>
    </style:style>
    <style:style style:name="P7" style:family="paragraph" style:parent-style-name="Standard">
      <style:text-properties fo:language="uk" fo:country="UA" officeooo:paragraph-rsid="000c0a23" style:language-asian="uk" style:country-asian="UA" style:language-complex="hi" style:country-complex="IN"/>
    </style:style>
    <style:style style:name="P8" style:family="paragraph" style:parent-style-name="Standard">
      <style:text-properties fo:language="uk" fo:country="UA" fo:background-color="transparent" style:language-asian="uk" style:country-asian="UA" style:language-complex="hi" style:country-complex="IN"/>
    </style:style>
    <style:style style:name="P9" style:family="paragraph" style:parent-style-name="Standard">
      <style:text-properties fo:language="uk" fo:country="UA" fo:background-color="transparent" style:language-complex="hi" style:country-complex="IN"/>
    </style:style>
    <style:style style:name="P10" style:family="paragraph" style:parent-style-name="Standard">
      <style:text-properties fo:language="uk" fo:country="UA" officeooo:paragraph-rsid="000f02a7" fo:background-color="transparent" style:language-complex="hi" style:country-complex="IN"/>
    </style:style>
    <style:style style:name="P11" style:family="paragraph" style:parent-style-name="Standard">
      <style:text-properties fo:language="uk" fo:country="UA" fo:background-color="transparent"/>
    </style:style>
    <style:style style:name="P12" style:family="paragraph" style:parent-style-name="Standard">
      <style:text-properties fo:language="uk" fo:country="UA" style:language-complex="hi" style:country-complex="IN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text-properties officeooo:paragraph-rsid="000f02a7" fo:background-color="transparent"/>
    </style:style>
    <style:style style:name="P15" style:family="paragraph" style:parent-style-name="Standard">
      <style:text-properties officeooo:paragraph-rsid="000f02a7"/>
    </style:style>
    <style:style style:name="P16" style:family="paragraph" style:parent-style-name="Standard">
      <style:text-properties fo:language="en" fo:country="US" fo:background-color="transparent" style:language-asian="zh" style:country-asian="CN" style:language-complex="hi" style:country-complex="IN"/>
    </style:style>
    <style:style style:name="P17" style:family="paragraph" style:parent-style-name="Standard" style:master-page-name="Standard">
      <style:paragraph-properties style:page-number="auto"/>
      <style:text-properties fo:language="uk" fo:country="UA"/>
    </style:style>
    <style:style style:name="P18" style:family="paragraph" style:parent-style-name="No_20_Spacing">
      <style:text-properties fo:language="uk" fo:country="UA" fo:background-color="transparent" style:language-asian="uk" style:country-asian="UA" style:language-complex="hi" style:country-complex="IN"/>
    </style:style>
    <style:style style:name="P19" style:family="paragraph" style:parent-style-name="No_20_Spacing">
      <style:paragraph-properties fo:line-height="100%"/>
      <style:text-properties fo:language="uk" fo:country="UA" officeooo:paragraph-rsid="000c0a23" fo:background-color="transparent" style:language-asian="uk" style:country-asian="UA" style:language-complex="hi" style:country-complex="IN"/>
    </style:style>
    <style:style style:name="P20" style:family="paragraph" style:parent-style-name="No_20_Spacing">
      <style:text-properties fo:language="uk" fo:country="UA" officeooo:paragraph-rsid="000f02a7" style:language-complex="hi" style:country-complex="IN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ru" fo:country="RU" fo:font-weight="bold" officeooo:rsid="000f02a7" style:font-size-asian="12pt" style:font-weight-asian="bold" style:font-size-complex="12pt" style:font-weight-complex="bold"/>
    </style:style>
    <style:style style:name="T4" style:family="text">
      <style:text-properties fo:font-size="12pt" fo:language="ru" fo:country="RU" fo:font-weight="bold" officeooo:rsid="000f02a7" style:font-size-asian="12pt" style:font-weight-asian="bold" style:font-size-complex="12pt" style:font-weight-complex="bold" fo:background-color="#ffffff"/>
    </style:style>
    <style:style style:name="T5" style:family="text">
      <style:text-properties fo:font-size="12pt" fo:language="ru" fo:country="RU" fo:font-weight="bold" officeooo:rsid="000f02a7" style:font-size-asian="12pt" style:font-weight-asian="bold" style:font-size-complex="12pt" style:font-weight-complex="bold"/>
    </style:style>
    <style:style style:name="T6" style:family="text">
      <style:text-properties fo:font-size="12pt" fo:language="ru" fo:country="RU" fo:font-weight="bold" style:font-size-asian="12pt" style:font-weight-asian="bold" style:font-size-complex="12pt" style:font-weight-complex="bold" fo:background-color="#ffffff"/>
    </style:style>
    <style:style style:name="T7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ru" fo:country="RU" fo:font-weight="bold" officeooo:rsid="000f0907" style:font-size-asian="12pt" style:font-weight-asian="bold" style:font-size-complex="12pt" style:font-weight-complex="bold"/>
    </style:style>
    <style:style style:name="T9" style:family="text">
      <style:text-properties fo:font-size="12pt" fo:language="ru" fo:country="RU" fo:font-weight="bold" style:font-size-asian="12pt" style:font-weight-asian="bold" style:font-size-complex="12pt" style:language-complex="hi" style:country-complex="IN" style:font-weight-complex="bold"/>
    </style:style>
    <style:style style:name="T10" style:family="text">
      <style:text-properties fo:font-size="12pt" fo:language="ru" fo:country="RU" fo:font-weight="bold" officeooo:rsid="000f02a7" style:font-size-asian="12pt" style:font-weight-asian="bold" style:font-size-complex="12pt" style:language-complex="hi" style:country-complex="IN" style:font-weight-complex="bold"/>
    </style:style>
    <style:style style:name="T11" style:family="text">
      <style:text-properties fo:font-size="12pt" fo:language="ru" fo:country="RU" fo:font-weight="bold" fo:background-color="#fff200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language="ru" fo:country="RU" fo:font-weight="bold" officeooo:rsid="000f02a7" fo:background-color="#fff200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font-size="12pt" fo:language="ru" fo:country="RU" fo:font-weight="normal" style:font-size-asian="12pt" style:language-asian="uk" style:country-asian="UA" style:font-weight-asian="normal" style:font-name-complex="Times New Roman" style:font-size-complex="12pt" style:font-weight-complex="normal" fo:background-color="#ffffff"/>
    </style:style>
    <style:style style:name="T1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fo:font-weight="normal" style:font-size-asian="12pt" style:font-weight-asian="normal" style:font-size-complex="12pt" style:font-weight-complex="normal" fo:background-color="#ffffff"/>
    </style:style>
    <style:style style:name="T19" style:family="text">
      <style:text-properties fo:font-size="12pt" fo:language="ru" fo:country="RU" fo:font-weight="normal" officeooo:rsid="000f0907" style:font-size-asian="12pt" style:font-weight-asian="normal" style:font-size-complex="12pt" style:font-weight-complex="normal"/>
    </style:style>
    <style:style style:name="T20" style:family="text">
      <style:text-properties fo:font-size="12pt" fo:language="ru" fo:country="RU" fo:font-weight="normal" fo:background-color="#fff200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language="ru" fo:country="RU" fo:font-weight="normal" fo:background-color="#fff200" loext:char-shading-value="0" style:font-size-asian="12pt" style:language-asian="uk" style:country-asian="UA" style:font-weight-asian="normal" style:font-name-complex="Times New Roman" style:font-size-complex="12pt" style:font-weight-complex="normal"/>
    </style:style>
    <style:style style:name="T22" style:family="text">
      <style:text-properties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fo:font-weight="normal" fo:background-color="transparent" loext:char-shading-value="0" style:font-size-asian="12pt" style:language-asian="uk" style:country-asian="UA" style:font-weight-asian="normal" style:font-name-complex="Times New Roman" style:font-size-complex="12pt" style:font-weight-complex="normal"/>
    </style:style>
    <style:style style:name="T26" style:family="text">
      <style:text-properties fo:font-size="12pt" fo:language="ru" fo:country="RU" fo:font-weight="normal" fo:background-color="transparent" loext:char-shading-value="0" style:font-size-asian="12pt" style:language-asian="uk" style:country-asian="UA" style:font-weight-asian="normal" style:font-name-complex="Times New Roman" style:font-size-complex="12pt" style:font-weight-complex="normal"/>
    </style:style>
    <style:style style:name="T27" style:family="text">
      <style:text-properties fo:font-size="12pt" fo:language="ru" fo:country="RU" fo:font-weight="normal" fo:background-color="transparent" loext:char-shading-value="0" style:font-size-asian="12pt" style:language-asian="uk" style:country-asian="UA" style:font-weight-asian="normal" style:font-name-complex="Times New Roman" style:font-size-complex="12pt" style:font-weight-complex="normal"/>
    </style:style>
    <style:style style:name="T28" style:family="text">
      <style:text-properties fo:font-size="12pt" fo:language="ru" fo:country="RU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language="ru" fo:country="RU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abe72" style:font-size-asian="12pt" style:font-size-complex="12pt"/>
    </style:style>
    <style:style style:name="T33" style:family="text">
      <style:text-properties fo:font-size="12pt" style:font-size-asian="12pt" style:font-name-complex="Times New Roman" style:font-size-complex="12pt"/>
    </style:style>
    <style:style style:name="T3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35" style:family="text">
      <style:text-properties fo:font-size="12pt" style:text-underline-style="solid" style:text-underline-width="auto" style:text-underline-color="font-color" fo:font-weight="bold" officeooo:rsid="000abe72" style:font-size-asian="12pt" style:font-weight-asian="bold" style:font-name-complex="Times New Roman" style:font-size-complex="12pt"/>
    </style:style>
    <style:style style:name="T36" style:family="text">
      <style:text-properties fo:font-size="12pt" style:text-underline-style="solid" style:text-underline-width="auto" style:text-underline-color="font-color" fo:font-weight="bold" officeooo:rsid="000c0a23" style:font-size-asian="12pt" style:font-weight-asian="bold" style:font-name-complex="Times New Roman" style:font-size-complex="12pt"/>
    </style:style>
    <style:style style:name="T37" style:family="text">
      <style:text-properties fo:font-size="12pt" fo:font-weight="bold" fo:background-color="transparent" loext:char-shading-value="0" style:font-size-asian="12pt" style:font-weight-asian="bold" style:font-name-complex="Times New Roman" style:font-size-complex="12pt"/>
    </style:style>
    <style:style style:name="T3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size="12pt" fo:font-weight="bold" style:font-size-asian="12pt" style:font-weight-asian="bold" style:font-name-complex="Times New Roman" style:font-size-complex="12pt"/>
    </style:style>
    <style:style style:name="T40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0f02a7" style:font-size-asian="12pt" style:font-weight-asian="bold" style:font-size-complex="12pt" style:font-weight-complex="bold"/>
    </style:style>
    <style:style style:name="T43" style:family="text">
      <style:text-properties fo:font-size="12pt" officeooo:rsid="000f02a7" fo:background-color="transparent" loext:char-shading-value="0" style:font-size-asian="12pt" style:language-asian="uk" style:country-asian="UA" style:font-name-complex="Times New Roman" style:font-size-complex="12pt" style:language-complex="hi" style:country-complex="IN"/>
    </style:style>
    <style:style style:name="T44" style:family="text">
      <style:text-properties fo:font-size="12pt" officeooo:rsid="000f02a7" fo:background-color="transparent" loext:char-shading-value="0" style:font-size-asian="12pt" style:language-asian="uk" style:country-asian="UA" style:font-name-complex="Times New Roman" style:font-size-complex="12pt"/>
    </style:style>
    <style:style style:name="T45" style:family="text">
      <style:text-properties fo:font-size="12pt" fo:background-color="transparent" loext:char-shading-value="0" style:font-size-asian="12pt" style:font-name-complex="Times New Roman" style:font-size-complex="12pt"/>
    </style:style>
    <style:style style:name="T46" style:family="text">
      <style:text-properties fo:font-size="12pt" officeooo:rsid="000c0a23" fo:background-color="transparent" loext:char-shading-value="0" style:font-size-asian="12pt" style:font-name-complex="Times New Roman" style:font-size-complex="12pt"/>
    </style:style>
    <style:style style:name="T4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8" style:family="text">
      <style:text-properties fo:font-size="12pt" fo:font-weight="normal" officeooo:rsid="000c0a23" style:font-size-asian="12pt" style:font-weight-asian="normal" style:font-name-complex="Times New Roman" style:font-size-complex="12pt" style:font-weight-complex="normal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0f0907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size="12pt" fo:font-weight="normal" fo:background-color="transparent" loext:char-shading-value="0" style:font-size-asian="12pt" style:language-asian="uk" style:country-asian="UA" style:font-weight-asian="normal" style:font-name-complex="Times New Roman" style:font-size-complex="12pt" style:font-weight-complex="normal"/>
    </style:style>
    <style:style style:name="T53" style:family="text">
      <style:text-properties fo:font-size="12pt" fo:language="uk" fo:country="UA" fo:font-style="normal" fo:font-weight="normal" fo:background-color="transparent" loext:char-shading-value="0" style:font-size-asian="12pt" style:language-asian="uk" style:country-asian="UA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4" style:family="text">
      <style:text-properties fo:font-size="12pt" fo:language="uk" fo:country="UA" fo:font-style="normal" fo:font-weight="normal" officeooo:rsid="000c0a23" fo:background-color="transparent" loext:char-shading-value="0" style:font-size-asian="12pt" style:language-asian="uk" style:country-asian="UA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5" style:family="text">
      <style:text-properties fo:font-size="12pt" fo:language="uk" fo:country="UA" fo:font-style="normal" fo:font-weight="normal" officeooo:rsid="000f02a7" fo:background-color="transparent" loext:char-shading-value="0" style:font-size-asian="12pt" style:language-asian="uk" style:country-asian="UA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6" style:family="text">
      <style:text-properties fo:font-size="12pt" fo:language="uk" fo:country="UA" fo:font-style="normal" fo:font-weight="normal" fo:background-color="transparent" loext:char-shading-value="0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T57" style:family="text">
      <style:text-properties fo:font-size="12pt" fo:language="uk" fo:country="UA" fo:font-style="normal" fo:font-weight="bold" fo:background-color="transparent" loext:char-shading-value="0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T58" style:family="text">
      <style:text-properties fo:font-size="12pt" fo:language="uk" fo:country="UA" fo:font-weight="bold" fo:background-color="transparent" loext:char-shading-value="0" style:font-size-asian="12pt" style:font-weight-asian="bold" style:font-size-complex="12pt" style:language-complex="hi" style:country-complex="IN" style:font-weight-complex="bold"/>
    </style:style>
    <style:style style:name="T59" style:family="text">
      <style:text-properties fo:font-size="12pt" fo:language="uk" fo:country="UA" fo:font-weight="normal" fo:background-color="transparent" loext:char-shading-value="0" style:font-size-asian="12pt" style:font-weight-asian="normal" style:font-size-complex="12pt" style:language-complex="hi" style:country-complex="IN" style:font-weight-complex="normal"/>
    </style:style>
    <style:style style:name="T60" style:family="text">
      <style:text-properties fo:font-size="12pt" fo:language="uk" fo:country="UA" fo:font-weight="normal" fo:background-color="transparent" loext:char-shading-value="0" style:font-size-asian="12pt" style:language-asian="uk" style:country-asian="UA" style:font-weight-asian="normal" style:font-name-complex="Times New Roman" style:font-size-complex="12pt" style:language-complex="hi" style:country-complex="IN" style:font-weight-complex="normal"/>
    </style:style>
    <style:style style:name="T61" style:family="text">
      <style:text-properties fo:font-size="12pt" fo:font-style="normal" fo:font-weight="normal" officeooo:rsid="000f02a7" fo:background-color="transparent" loext:char-shading-value="0" style:font-size-asian="12pt" style:language-asian="uk" style:country-asian="UA" style:font-style-asian="normal" style:font-weight-asian="normal" style:font-name-complex="Times New Roman" style:font-size-complex="12pt" style:font-style-complex="normal" style:font-weight-complex="normal"/>
    </style:style>
    <style:style style:name="T62" style:family="text">
      <style:text-properties fo:font-size="12pt" fo:font-style="normal" fo:font-weight="normal" fo:background-color="transparent" loext:char-shading-value="0" style:font-size-asian="12pt" style:language-asian="uk" style:country-asian="UA" style:font-style-asian="normal" style:font-weight-asian="normal" style:font-name-complex="Times New Roman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0c0a23" fo:background-color="transparent" loext:char-shading-value="0" style:font-size-asian="12pt" style:language-asian="uk" style:country-asian="UA" style:font-style-asian="normal" style:font-weight-asian="normal" style:font-name-complex="Times New Roman" style:font-size-complex="12pt" style:font-style-complex="normal" style:font-weight-complex="normal"/>
    </style:style>
    <style:style style:name="T64" style:family="text">
      <style:text-properties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style:font-name="Liberation Serif" fo:font-size="12pt" fo:language="ru" fo:country="RU" style:font-size-asian="12pt" style:font-size-complex="12pt"/>
    </style:style>
    <style:style style:name="T67" style:family="text">
      <style:text-properties style:font-name="Liberation Serif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2">І</text:span><text:span text:style-name="T31">гор Сахно</text:span></text:p>
      <text:p text:style-name="P6"><text:span text:style-name="T31">Черн</text:span><text:span text:style-name="T32">і</text:span><text:span text:style-name="T31">г</text:span><text:span text:style-name="T32">і</text:span><text:span text:style-name="T31">в, Укра</text:span><text:span text:style-name="T32">ї</text:span><text:span text:style-name="T31">на</text:span></text:p>
      <text:p text:style-name="P6"><text:span text:style-name="T31">Дата </text:span><text:span text:style-name="T32">нар</text:span><text:span text:style-name="T31">од</text:span><text:span text:style-name="T32">ж</text:span><text:span text:style-name="T31">ен</text:span><text:span text:style-name="T32">н</text:span><text:span text:style-name="T31">я: 22.06.1988</text:span></text:p>
      <text:p text:style-name="P6"><text:span text:style-name="T31">Телефон: 067 460 12 12</text:span></text:p>
      <text:p text:style-name="P6"><text:span text:style-name="T31">Email: sahno.ihor@gmail.com</text:span></text:p>
      <text:p text:style-name="P6"><text:span text:style-name="T31">Skype: <text:s/>ihor.sakhno</text:span></text:p>
      <text:p text:style-name="P3"/>
      <text:p text:style-name="P7"><text:span text:style-name="T35">Освіта</text:span><text:span text:style-name="T34">:</text:span><text:span text:style-name="T33"><text:line-break/></text:span><text:span text:style-name="T37">2005-2010:</text:span><text:span text:style-name="T45"> </text:span><text:span text:style-name="T46">Чернігівський національній педагогічній університет ім. Т.Г.Шевченко, фізико-математичний факультет, спеціальність — вчитель фізики, астрономії, інформатики.</text:span></text:p>
      <text:p text:style-name="P19"><text:span text:style-name="T39">2010-2012:</text:span><text:span text:style-name="T47"> </text:span><text:span text:style-name="T48">Кременчуцький</text:span><text:span text:style-name="T47"> національний університет і</text:span><text:span text:style-name="T48">м.</text:span><text:span text:style-name="T47"> </text:span><text:span text:style-name="T48">М</text:span><text:span text:style-name="T47">ихайла </text:span><text:span text:style-name="T48">О</text:span><text:span text:style-name="T47">строградського, </text:span><text:span text:style-name="T48">факультет комп'ютерних та інформаційних систем, спеціальність — інженер комп'ютерник систем.</text:span></text:p>
      <text:p text:style-name="P19"><text:span text:style-name="T48"/></text:p>
      <text:p text:style-name="P8"><text:span text:style-name="T36">Досвід роботи</text:span><text:span text:style-name="T34">:</text:span></text:p>
      <text:p text:style-name="P18"><text:bookmark text:name="_GoBack"/><text:span text:style-name="T47">08.2012-12.2014: </text:span><text:span text:style-name="T40">ФАСП</text:span><text:span text:style-name="T33"> (</text:span><text:span text:style-name="T47">Системн</text:span><text:span text:style-name="T48">и</text:span><text:span text:style-name="T47">й адм</text:span><text:span text:style-name="T48">і</text:span><text:span text:style-name="T47">н</text:span><text:span text:style-name="T48">і</text:span><text:span text:style-name="T47">стратор</text:span><text:span text:style-name="T33">)</text:span></text:p>
      <text:p text:style-name="P20"><text:span text:style-name="T44">Встановлення, налаштування та оптимізація нових сервісів та програм, розширення та підтримка існуючої інфраструктури. Адміністрування </text:span><text:span text:style-name="T33">облікових записів користувачів</text:span><text:span text:style-name="T44">, конфігурування sip-телефонії. Підтримка кінцевих користувачів.</text:span></text:p>
      <text:p text:style-name="P9"><text:span text:style-name="T41">Технолог</text:span><text:span text:style-name="T42">ії</text:span><text:span text:style-name="T41">:</text:span></text:p>
      <text:p text:style-name="P16"><text:span text:style-name="T31">Cisco and Hewlett Packard switches, Linux (Centos: VoIP, ftp) and Windows (Windows Server 2003, 2008: Active Directory, mail server, contact center server) servers, VoIP server Asterisk and IP Phones Linksys.</text:span></text:p>
      <text:p text:style-name="P1"/>
      <text:p text:style-name="P15"><text:span text:style-name="T59">12.2014-05.2015:</text:span><text:span text:style-name="T56"> </text:span><text:span text:style-name="Выделение_20_жирным"><text:span text:style-name="T57">UaProm</text:span></text:span><text:span text:style-name="Выделение_20_жирным"><text:span text:style-name="T56"> </text:span></text:span><text:span text:style-name="Выделение_20_жирным"><text:span text:style-name="T53">(Системн</text:span></text:span><text:span text:style-name="Выделение_20_жирным"><text:span text:style-name="T54">и</text:span></text:span><text:span text:style-name="Выделение_20_жирным"><text:span text:style-name="T53">й адм</text:span></text:span><text:span text:style-name="Выделение_20_жирным"><text:span text:style-name="T54">і</text:span></text:span><text:span text:style-name="Выделение_20_жирным"><text:span text:style-name="T53">н</text:span></text:span><text:span text:style-name="Выделение_20_жирным"><text:span text:style-name="T54">і</text:span></text:span><text:span text:style-name="Выделение_20_жирным"><text:span text:style-name="T53">стратор)</text:span></text:span></text:p>
      <text:p text:style-name="P20"><text:span text:style-name="Выделение_20_жирным"><text:span text:style-name="T61">Підтримка існуючої інфраструктури та <text:s/>кінцевих користувачів, налаштування робочих місць та телефонії.</text:span></text:span></text:p>
      <text:p text:style-name="P4"><text:span text:style-name="T49"/></text:p>
      <text:p text:style-name="Standard"><text:span text:style-name="T59">04.2015 – 10.2017: </text:span><text:span text:style-name="T58">Transparen</text:span><text:span text:style-name="T59"> (</text:span><text:span text:style-name="Выделение_20_жирным"><text:span text:style-name="T60">Technical Support Administrator</text:span></text:span><text:span text:style-name="T59">)</text:span></text:p>
      <text:p text:style-name="P12"><text:span text:style-name="T50">Віддалена технічна підтримка та моніторинг </text:span><text:span text:style-name="T51">інфраструктури</text:span><text:span text:style-name="T50"> </text:span><text:span text:style-name="T51">дата центру</text:span><text:span text:style-name="T50">, ESXi хостів (vCenter) </text:span><text:span text:style-name="T51">та</text:span><text:span text:style-name="T50"> віртуальних машин клієнтів, вирішення проблем </text:span><text:span text:style-name="T51">та</text:span><text:span text:style-name="T50"> запитів від клієнтів, виконання патчінга і деплоев, </text:span><text:span text:style-name="T51">обслуговування</text:span><text:span text:style-name="T50"> </text:span><text:span text:style-name="T51">та</text:span><text:span text:style-name="T50"> апгрейд віртуальних машин.</text:span></text:p>
      <text:p text:style-name="P10"><text:span text:style-name="T41">Технолог</text:span><text:span text:style-name="T42">ії</text:span><text:span text:style-name="T41">:</text:span></text:p>
      <text:p text:style-name="P13"><text:span text:style-name="T31">Operating systems: Windows Server (2003, 2008R2, 2012), Linux (Redhat, Fedora, Centos, Debian, Ubuntu, )<text:line-break/>Hardware platform: F5 Big-IP, Cisco, HP, D-Link switches, NetApp <text:line-break/>Virtualization technologies:VMware: ESXi 5 - 5.5, vCenter, Workstation, KVM <text:line-break/></text:span><text:span text:style-name="T67">Cloud: AWS</text:span></text:p>
      <text:p text:style-name="P13"><text:span text:style-name="T31">Automation platform: Ansible<text:line-break/>Version control: Git<text:line-break/>Monitoring systems: Nagios, Zabbix, groundwork <text:line-break/>Networking: LANs, WANs, OSI Model,TCP/IP, DNS, DHCP, SIP, FTP, SSH, vswitch, dvswitch</text:span></text:p>
      <text:p text:style-name="P2"/>
      <text:p text:style-name="P13"><text:span text:style-name="T17">10.2017 – </text:span><text:span text:style-name="T2">: NeoCom </text:span><text:span text:style-name="T17">(Network Administrator)</text:span></text:p>
      <text:p text:style-name="P11"><text:span text:style-name="T17">Виявлення та усунення несправностей в роботі мережі оператора, налаштування мережевого обладнання, нала</text:span><text:span text:style-name="T19">штування</text:span><text:span text:style-name="T17"> підключень абонентів до мережі оператора, діагностика мережі, тестування нового обладнання.</text:span></text:p>
      <text:p text:style-name="P14"><text:span text:style-name="T9">Технолог</text:span><text:span text:style-name="T10">ії</text:span><text:span text:style-name="T9">:</text:span></text:p>
      <text:p text:style-name="P13"><text:span text:style-name="T30">Operating systems: Windows (Windows Server 2008R2), Linux (Redhat, Centos, Debian, Ubuntu, )<text:line-break/>Hardware platform: Cisco, Huawei, Link-Sys, Edge-Core, D-Link, Extreme, Brocade, BD-COM olt, DELL servers, Ubiquiti and Cambium wireless hardware<text:line-break/>Virtualization technologies:VMware: ESXi<text:line-break/>Container: Docker <text:line-break/>Monitoring systems: Nagios<text:line-break/>Networking: 802.3 Ethernet, EPON, GPON, STP, 802.1Q, VLAN, ACL, SNMP, DNS, DHCP, AirMax, 802.11.</text:span></text:p>
      <text:p text:style-name="P5"/>
      <text:p text:style-name="P13"><text:span text:style-name="T2">До</text:span><text:span text:style-name="T8">даткова інформація</text:span><text:span text:style-name="T2">:</text:span></text:p>
      <text:p text:style-name="P13"><text:span text:style-name="T31">English level Pre-intermedi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, 'Times New Roman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CA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CA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0pt" fo:language="en" fo:country="CA" style:font-name-asian="Droid Sans Fallback" style:font-family-asian="'Droid Sans Fallback'" style:font-family-generic-asian="system" style:font-pitch-asian="variable" style:font-size-asian="10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8pt" fo:language="en" fo:country="CA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6pt" fo:language="en" fo:country="CA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left="0in" fo:margin-right="0in" fo:margin-top="0.0193in" fo:margin-bottom="0.0193in" loext:contextual-spacing="false" fo:orphans="2" fo:widows="2" fo:hyphenation-ladder-count="no-limit" fo:text-indent="0in" style:auto-text-indent="false"/>
      <style:text-properties fo:font-size="13.5pt" fo:font-weight="bold" style:font-size-asian="13.5pt" style:font-weight-asian="bold" style:font-size-complex="13.5pt" style:font-weight-complex="bold" fo:hyphenate="true" fo:hyphenation-remain-char-count="2" fo:hyphenation-push-char-count="2"/>
    </style:style>
    <style:style style:name="Заголовок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punctuation-wrap="simple" style:writing-mode="lr-tb"/>
      <style:text-properties fo:color="#000000" style:font-name="Liberation Serif2" fo:font-family="'Liberation Serif', 'Times New Roman'" style:font-family-generic="roman" style:font-pitch="variable" fo:font-size="10pt" fo:language="en" fo:country="US" style:letter-kerning="false" style:font-name-asian="AR PL UMing HK" style:font-family-asian="'AR PL UMing HK'" style:font-family-generic-asian="system" style:font-pitch-asian="variable" style:font-size-asian="10pt" style:language-asian="zh" style:country-asian="CN" style:font-name-complex="Lohit Devanagari1" style:font-family-complex="'Lohit Devanagari', 'Times New Roman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Блочная_20_цитата" style:display-name="Блочная цитата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Заголовок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CA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4in" fo:margin-right="0.4in" style:writing-mode="lr-tb" style:layout-grid-color="#c0c0c0" style:layout-grid-lines="62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04:58</meta:creation-date>
    <dc:language>en-US</dc:language>
    <dc:date>2020-04-22T14:27:01.192445206</dc:date>
    <meta:editing-cycles>42</meta:editing-cycles>
    <meta:editing-duration>P1DT4H41M</meta:editing-duration>
    <meta:generator>LibreOffice/6.0.6.1$Linux_X86_64 LibreOffice_project/00$Build-1</meta:generator>
    <meta:document-statistic meta:table-count="0" meta:image-count="0" meta:object-count="0" meta:page-count="1" meta:paragraph-count="26" meta:word-count="300" meta:character-count="2612" meta:non-whitespace-character-count="2328"/>
  </office:meta>
</office:document-meta>
</file>